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cc-1K</text:p>
          </table:table-cell>
          <table:table-cell office:value-type="string" calcext:value-type="string">
            <text:p>Rs =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ps = 5</text:p>
          </table:table-cell>
          <table:table-cell office:value-type="string" calcext:value-type="string">
            <text:p>Stalls/instruction = .31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cc-10K-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cc-10K-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2" calcext:value-type="float">
            <text:p>0.5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2" calcext:value-type="float">
            <text:p>0.5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2" calcext:value-type="float">
            <text:p>0.5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2" calcext:value-type="float">
            <text:p>0.5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2" calcext:value-type="float">
            <text:p>0.5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52" calcext:value-type="float">
            <text:p>0.5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7093" calcext:value-type="float">
            <text:p>0.7093</text:p>
          </table:table-cell>
          <table:table-cell/>
        </table:table-row>
        <table:table-row table:style-name="ro1">
          <table:table-cell office:value-type="string" calcext:value-type="string">
            <text:p>Rand-reg, 10k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28" calcext:value-type="float">
            <text:p>0.122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85" calcext:value-type="float">
            <text:p>0.078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58" calcext:value-type="float">
            <text:p>0.065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03" calcext:value-type="float">
            <text:p>0.04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24" calcext:value-type="float">
            <text:p>0.032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75" calcext:value-type="float">
            <text:p>0.02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8" calcext:value-type="float">
            <text:p>0.024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" calcext:value-type="float">
            <text:p>0.23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4" calcext:value-type="float">
            <text:p>0.022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03" calcext:value-type="float">
            <text:p>0.02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50:12.581369754</meta:creation-date>
    <dc:date>2018-04-04T16:15:12.507622747</dc:date>
    <meta:editing-duration>PT33M18S</meta:editing-duration>
    <meta:editing-cycles>1</meta:editing-cycles>
    <meta:document-statistic meta:table-count="1" meta:cell-count="127" meta:object-count="0"/>
    <meta:generator>LibreOffice/5.1.6.2$Linux_X86_64 LibreOffice_project/10m0$Build-2</meta:generator>
  </office:meta>
</office:document-meta>
</file>